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92mm"/>
    </style:style>
    <style:style style:name="co2" style:family="table-column">
      <style:table-column-properties fo:break-before="auto" style:column-width="85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9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mm"/>
      <style:text-properties style:font-name="Courier New"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style:font-name="Courier New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Courier New"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fo:background-color="transparent"/>
      <style:text-properties style:font-name="Courier New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ext-properties style:font-name="Courier New" fo:font-weight="bold" style:font-name-asian="Noto Sans CJK SC Regular" style:font-weight-asian="bold" style:font-name-complex="FreeSans" style:font-weight-complex="bold"/>
    </style:style>
    <style:style style:name="gr1" style:family="graphic">
      <style:graphic-properties svg:stroke-color="#ff0000" draw:marker-end="Arrowhead_20_1" draw:fill-color="#ff0000" draw:textarea-horizontal-align="center" draw:textarea-vertical-align="middle"/>
    </style:style>
    <style:style style:name="P1" style:family="paragraph">
      <loext:graphic-properties draw:fill-color="#ff0000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shapes>
          <draw:path draw:z-index="0" draw:style-name="gr1" draw:text-style-name="P1" svg:width="40.49mm" svg:height="19.26mm" draw:transform="skewX (0.392524548773525) rotate (1.13236961869392) translate (186.333616728574mm 25.3999987205715mm)" svg:viewBox="0 0 4050 1927" svg:d="M0 0c3259-1 4050 1927 4050 1927">
            <text:p/>
          </draw:path>
          <draw:path draw:z-index="1" draw:style-name="gr1" draw:text-style-name="P1" svg:width="40.5mm" svg:height="19.26mm" draw:transform="skewX (0.392699081698724) rotate (1.13254415161912) translate (296.367146093854mm 28.329999913569mm)" svg:viewBox="0 0 4051 1927" svg:d="M0 0c3259 0 4051 1927 4051 1927">
            <text:p/>
          </draw:path>
          <draw:path draw:z-index="2" draw:style-name="gr1" draw:text-style-name="P1" svg:width="40.49mm" svg:height="19.26mm" draw:transform="skewX (0.392524548773525) rotate (1.13236961869392) translate (399.90437781045mm 29.1099987205715mm)" svg:viewBox="0 0 4050 1927" svg:d="M0 0c3259-1 4050 1927 4050 1927">
            <text:p/>
          </draw:path>
          <draw:path draw:z-index="3" draw:style-name="gr1" draw:text-style-name="P1" svg:width="23.93mm" svg:height="13.68mm" draw:transform="skewX (-0.0614355896702004) rotate (2.16455733832337) translate (420.903999595376mm 54.8002974621076mm)" svg:viewBox="0 0 2394 1369" svg:d="M2394 0c-1921 0-2394 1369-2394 1369">
            <text:p/>
          </draw:path>
          <draw:path draw:z-index="4" draw:style-name="gr1" draw:text-style-name="P1" svg:width="23.93mm" svg:height="13.68mm" draw:transform="skewX (-0.0614355896702004) rotate (2.16455733832337) translate (310.043999595376mm 55.1802974621076mm)" svg:viewBox="0 0 2394 1369" svg:d="M2394 0c-1921 0-2394 1369-2394 1369">
            <text:p/>
          </draw:path>
          <draw:path draw:z-index="5" draw:style-name="gr1" draw:text-style-name="P1" svg:width="23.93mm" svg:height="13.68mm" draw:transform="skewX (-0.0614355896702004) rotate (2.16455733832337) translate (412.583999595376mm 87.5902974621076mm)" svg:viewBox="0 0 2394 1369" svg:d="M2394 0c-1921 0-2394 1369-2394 1369">
            <text:p/>
          </draw:path>
          <draw:path draw:z-index="6" draw:style-name="gr1" draw:text-style-name="P1" svg:width="23.9mm" svg:height="9.97mm" draw:transform="skewX (0.552920307031804) rotate (-1.94290052332009) translate (404.926468527889mm 74.3775439899016mm)" svg:viewBox="0 0 2391 998" svg:d="M0 0c1920-1 2391 998 2391 998">
            <text:p/>
          </draw:path>
          <draw:path draw:z-index="7" draw:style-name="gr1" draw:text-style-name="P1" svg:width="23.93mm" svg:height="13.68mm" draw:transform="skewX (-0.0614355896702004) rotate (2.16455733832337) translate (199.593999595376mm 55.4402974621076mm)" svg:viewBox="0 0 2394 1369" svg:d="M2394 0c-1921 0-2394 1369-2394 1369">
            <text:p/>
          </draw:path>
          <draw:path draw:z-index="8" draw:style-name="gr1" draw:text-style-name="P1" svg:width="23.93mm" svg:height="13.68mm" draw:transform="skewX (-0.0614355896702003) rotate (2.16455733832337) translate (310.863999595376mm 161.700297462108mm)" svg:viewBox="0 0 2394 1369" svg:d="M2394 0c-1921 0-2394 1369-2394 1369">
            <text:p/>
          </draw:path>
          <draw:path draw:z-index="9" draw:style-name="gr1" draw:text-style-name="P1" svg:width="22.86mm" svg:height="9.36mm" draw:transform="skewX (0.573340659280137) rotate (1.20846597408087) translate (215.219258960243mm 117.669998741239mm)" svg:viewBox="0 0 2287 937" svg:d="M0 0c1839 0 2287 937 2287 937">
            <text:p/>
          </draw:path>
          <draw:path draw:z-index="10" draw:style-name="gr1" draw:text-style-name="P1" svg:width="16.04mm" svg:height="8.46mm" draw:transform="skewX (0.77248272693269) rotate (-0.513650398861931) translate (309.266410927342mm 139.272348726385mm)" svg:viewBox="0 0 1605 847" svg:d="M1605 0c-1288 0-1605 847-1605 847">
            <text:p/>
          </draw:path>
          <draw:path draw:z-index="11" draw:style-name="gr1" draw:text-style-name="P1" svg:width="32.46mm" svg:height="17.52mm" draw:transform="skewX (0.187971960439789) rotate (-2.10329628157837) translate (323.349005040627mm 121.116913415114mm)" svg:viewBox="0 0 3247 1753" svg:d="M0 0c2607 0 3247 1753 3247 1753">
            <text:p/>
          </draw:path>
          <draw:path draw:z-index="12" draw:style-name="gr1" draw:text-style-name="P1" svg:width="32.04mm" svg:height="16.33mm" draw:transform="skewX (0.288677458279862) rotate (1.08594386059087) translate (295.558631315365mm 135.999995058406mm)" svg:viewBox="0 0 3205 1634" svg:d="M0 0c2578-1 3205 1634 3205 1634">
            <text:p/>
          </draw:path>
          <draw:path draw:z-index="13" draw:style-name="gr1" draw:text-style-name="P1" svg:width="32.46mm" svg:height="17.52mm" draw:transform="skewX (0.187971960439789) rotate (-2.10329628157837) translate (307.129005040627mm 109.166913415114mm)" svg:viewBox="0 0 3247 1753" svg:d="M0 0c2607 0 3247 1753 3247 1753">
            <text:p/>
          </draw:path>
          <draw:path draw:z-index="14" draw:style-name="gr1" draw:text-style-name="P1" svg:width="40.58mm" svg:height="20.03mm" draw:transform="skewX (-0.338244809036501) rotate (-1.10653874576441) translate (200.514758710175mm 68.3712459101408mm)" svg:viewBox="0 0 4059 2004" svg:d="M4059 0c-3258 0-4059 2004-4059 2004">
            <text:p/>
          </draw:path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 table:style-name="Default"/>
          <table:table-cell table:style-name="ce2" table:number-columns-repeated="4"/>
          <table:table-cell table:number-columns-repeated="19"/>
        </table:table-row>
        <table:table-row table:style-name="ro1">
          <table:table-cell table:style-name="ce1" office:value-type="string" calcext:value-type="string">
            <text:p>&gt;1 void mergeSort(int *v, int inicio, int fim){</text:p>
          </table:table-cell>
          <table:table-cell table:style-name="ce3" office:value-type="string" calcext:value-type="string">
            <text:p>PASSO 0</text:p>
          </table:table-cell>
          <table:table-cell table:style-name="ce3"/>
          <table:table-cell table:style-name="ce3" office:value-type="string" calcext:value-type="string">
            <text:p>PASSO 1</text:p>
          </table:table-cell>
          <table:table-cell table:style-name="ce3"/>
          <table:table-cell table:style-name="ce3" office:value-type="string" calcext:value-type="string">
            <text:p>PASSO 2</text:p>
          </table:table-cell>
          <table:table-cell table:style-name="ce6"/>
          <table:table-cell table:style-name="ce3" office:value-type="string" calcext:value-type="string">
            <text:p>PASSO 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&gt;2 <text:s text:c="3"/>int meio;</text:p>
          </table:table-cell>
          <table:table-cell table:style-name="ce1" office:value-type="string" calcext:value-type="string">
            <text:p>mergeSort(v, 0, 5){</text:p>
          </table:table-cell>
          <table:table-cell table:style-name="ce2"/>
          <table:table-cell table:style-name="ce1" office:value-type="string" calcext:value-type="string">
            <text:p>mergeSort(v, inicio, meio);</text:p>
          </table:table-cell>
          <table:table-cell table:style-name="ce2"/>
          <table:table-cell table:style-name="ce1" office:value-type="string" calcext:value-type="string">
            <text:p>mergeSort(v, inicio, meio);</text:p>
          </table:table-cell>
          <table:table-cell/>
          <table:table-cell table:style-name="ce1" office:value-type="string" calcext:value-type="string">
            <text:p>mergeSort(v, inicio, meio);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&gt;3 <text:s text:c="3"/>if (inicio &lt; fim){</text:p>
          </table:table-cell>
          <table:table-cell table:style-name="ce4" office:value-type="string" calcext:value-type="string">
            <text:p><text:s text:c="4"/>If (0 &lt; 5){</text:p>
          </table:table-cell>
          <table:table-cell table:style-name="ce2"/>
          <table:table-cell table:style-name="ce1" office:value-type="string" calcext:value-type="string">
            <text:p>mergeSort(v, 0, 2);</text:p>
          </table:table-cell>
          <table:table-cell table:style-name="ce2"/>
          <table:table-cell table:style-name="ce1" office:value-type="string" calcext:value-type="string">
            <text:p>mergeSort(v, 0, 1);</text:p>
          </table:table-cell>
          <table:table-cell/>
          <table:table-cell table:style-name="ce1" office:value-type="string" calcext:value-type="string">
            <text:p>mergeSort(v, 0, 0);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&gt;4 <text:s text:c="7"/>meio = ((inicio + fim) / 2);</text:p>
          </table:table-cell>
          <table:table-cell table:style-name="ce1" office:value-type="string" calcext:value-type="string">
            <text:p><text:s text:c="8"/>Meio = ((0 + 5) / 2);</text:p>
          </table:table-cell>
          <table:table-cell table:style-name="ce2"/>
          <table:table-cell table:style-name="ce4" office:value-type="string" calcext:value-type="string">
            <text:p><text:s text:c="4"/>If (0 &lt; 2){</text:p>
          </table:table-cell>
          <table:table-cell table:style-name="ce2"/>
          <table:table-cell table:style-name="ce4" office:value-type="string" calcext:value-type="string">
            <text:p><text:s text:c="4"/>If (0 &lt; 1){</text:p>
          </table:table-cell>
          <table:table-cell/>
          <table:table-cell table:style-name="ce7" office:value-type="string" calcext:value-type="string">
            <text:p><text:s text:c="4"/>If (0 &lt; 0){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&gt;5 <text:s text:c="7"/>mergeSort(v, inicio, meio);</text:p>
          </table:table-cell>
          <table:table-cell table:style-name="ce1" office:value-type="string" calcext:value-type="string">
            <text:p><text:s text:c="8"/>mergeSort(v, inicio, meio);</text:p>
          </table:table-cell>
          <table:table-cell table:style-name="ce2"/>
          <table:table-cell table:style-name="ce1" office:value-type="string" calcext:value-type="string">
            <text:p><text:s text:c="8"/>Meio = ((0 + 3) / 2);</text:p>
          </table:table-cell>
          <table:table-cell table:style-name="ce2"/>
          <table:table-cell table:style-name="ce1" office:value-type="string" calcext:value-type="string">
            <text:p><text:s text:c="8"/>Meio = ((0 + 1) / 2);</text:p>
          </table:table-cell>
          <table:table-cell/>
          <table:table-cell table:style-name="ce1" office:value-type="string" calcext:value-type="string">
            <text:p><text:s text:c="8"/>Meio = ((0 + 1) / 2);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&gt;6 <text:s text:c="7"/>mergeSort(v, (meio + 1), fim);</text:p>
          </table:table-cell>
          <table:table-cell table:style-name="ce5" office:value-type="string" calcext:value-type="string">
            <text:p><text:s text:c="8"/>mergeSort(v, (meio + 1), fim);</text:p>
          </table:table-cell>
          <table:table-cell table:style-name="ce2"/>
          <table:table-cell table:style-name="ce1" office:value-type="string" calcext:value-type="string">
            <text:p><text:s text:c="8"/>mergeSort(v, inicio, meio);</text:p>
          </table:table-cell>
          <table:table-cell table:style-name="ce2"/>
          <table:table-cell table:style-name="ce1" office:value-type="string" calcext:value-type="string">
            <text:p><text:s text:c="8"/>mergeSort(v, inicio, meio);</text:p>
          </table:table-cell>
          <table:table-cell/>
          <table:table-cell table:style-name="ce1" office:value-type="string" calcext:value-type="string">
            <text:p><text:s text:c="8"/>mergeSort(v, inicio, meio);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&gt;7 <text:s text:c="7"/>intercala(v, inicio, fim, meio);</text:p>
          </table:table-cell>
          <table:table-cell table:style-name="ce1"/>
          <table:table-cell table:style-name="ce2"/>
          <table:table-cell table:style-name="ce5" office:value-type="string" calcext:value-type="string">
            <text:p><text:s text:c="8"/>mergeSort(v, (meio + 1), fim);</text:p>
          </table:table-cell>
          <table:table-cell table:style-name="ce2"/>
          <table:table-cell table:style-name="ce5" office:value-type="string" calcext:value-type="string">
            <text:p><text:s text:c="8"/>mergeSort(v, (meio + 1), fim);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&gt;8 <text:s text:c="3"/>}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18"/>
        </table:table-row>
        <table:table-row table:style-name="ro1">
          <table:table-cell table:style-name="ce1" office:value-type="string" calcext:value-type="string">
            <text:p>&gt;9}</text:p>
          </table:table-cell>
          <table:table-cell table:style-name="ce1"/>
          <table:table-cell table:style-name="ce2"/>
          <table:table-cell table:style-name="ce3" office:value-type="string" calcext:value-type="string">
            <text:p>PASSO 8</text:p>
          </table:table-cell>
          <table:table-cell table:style-name="ce2"/>
          <table:table-cell table:style-name="ce3" office:value-type="string" calcext:value-type="string">
            <text:p>PASSO 5</text:p>
          </table:table-cell>
          <table:table-cell/>
          <table:table-cell table:style-name="ce3" office:value-type="string" calcext:value-type="string">
            <text:p>PASSO 4</text:p>
          </table:table-cell>
          <table:table-cell table:style-name="ce19"/>
          <table:table-cell table:style-name="ce20" table:number-columns-repeated="5"/>
          <table:table-cell table:style-name="ce19" table:number-columns-repeated="10"/>
        </table:table-row>
        <table:table-row table:style-name="ro1">
          <table:table-cell table:style-name="Default"/>
          <table:table-cell table:style-name="ce1"/>
          <table:table-cell table:style-name="ce2"/>
          <table:table-cell table:style-name="ce1" office:value-type="string" calcext:value-type="string">
            <text:p>mergeSort(v, (meio + 1), fim);</text:p>
          </table:table-cell>
          <table:table-cell table:style-name="ce2"/>
          <table:table-cell table:style-name="ce1" office:value-type="string" calcext:value-type="string">
            <text:p>mergeSort(v, (meio + 1), fim);</text:p>
          </table:table-cell>
          <table:table-cell/>
          <table:table-cell table:style-name="ce1" office:value-type="string" calcext:value-type="string">
            <text:p>mergeSort(v, (meio + 1), fim);</text:p>
          </table:table-cell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10"/>
        </table:table-row>
        <table:table-row table:style-name="ro1">
          <table:table-cell table:style-name="Default"/>
          <table:table-cell table:style-name="ce1"/>
          <table:table-cell table:style-name="ce2"/>
          <table:table-cell table:style-name="ce1" office:value-type="string" calcext:value-type="string">
            <text:p>mergeSort(v, 1, 5);</text:p>
          </table:table-cell>
          <table:table-cell table:style-name="ce2"/>
          <table:table-cell table:style-name="ce1" office:value-type="string" calcext:value-type="string">
            <text:p>mergeSort(v, 1, 2);</text:p>
          </table:table-cell>
          <table:table-cell/>
          <table:table-cell table:style-name="ce1" office:value-type="string" calcext:value-type="string">
            <text:p>mergeSort(v, 1, 1);</text:p>
          </table:table-cell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10"/>
        </table:table-row>
        <table:table-row table:style-name="ro1">
          <table:table-cell table:style-name="Default"/>
          <table:table-cell table:style-name="ce2" table:number-columns-repeated="2"/>
          <table:table-cell table:style-name="ce10" office:value-type="string" calcext:value-type="string">
            <text:p><text:s text:c="4"/>If (1 &lt; 5){</text:p>
          </table:table-cell>
          <table:table-cell table:style-name="ce2"/>
          <table:table-cell table:style-name="ce10" office:value-type="string" calcext:value-type="string">
            <text:p><text:s text:c="4"/>If (1 &lt; 2){</text:p>
          </table:table-cell>
          <table:table-cell/>
          <table:table-cell table:style-name="ce7" office:value-type="string" calcext:value-type="string">
            <text:p><text:s text:c="4"/>If (1 &lt; 1){</text:p>
          </table:table-cell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10"/>
        </table:table-row>
        <table:table-row table:style-name="ro1">
          <table:table-cell table:style-name="Default"/>
          <table:table-cell table:style-name="ce2" table:number-columns-repeated="2"/>
          <table:table-cell table:style-name="ce1" office:value-type="string" calcext:value-type="string">
            <text:p><text:s text:c="8"/>Meio = ((1 + 5) / 2);</text:p>
          </table:table-cell>
          <table:table-cell table:style-name="ce2"/>
          <table:table-cell table:style-name="ce1" office:value-type="string" calcext:value-type="string">
            <text:p><text:s text:c="8"/>Meio = ((1 + 2) / 2);</text:p>
          </table:table-cell>
          <table:table-cell/>
          <table:table-cell table:style-name="ce1" office:value-type="string" calcext:value-type="string">
            <text:p><text:s text:c="8"/>Meio = ((1 + 7) / 2);</text:p>
          </table:table-cell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10"/>
        </table:table-row>
        <table:table-row table:style-name="ro1">
          <table:table-cell table:style-name="Default"/>
          <table:table-cell table:style-name="ce2" table:number-columns-repeated="2"/>
          <table:table-cell table:style-name="ce1" office:value-type="string" calcext:value-type="string">
            <text:p><text:s text:c="8"/>mergeSort(v, inicio, meio);</text:p>
          </table:table-cell>
          <table:table-cell table:style-name="ce2"/>
          <table:table-cell table:style-name="ce1" office:value-type="string" calcext:value-type="string">
            <text:p><text:s text:c="8"/>mergeSort(v, inicio, meio);</text:p>
          </table:table-cell>
          <table:table-cell/>
          <table:table-cell table:style-name="ce1" office:value-type="string" calcext:value-type="string">
            <text:p><text:s text:c="8"/>mergeSort(v, inicio, meio);</text:p>
          </table:table-cell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10"/>
        </table:table-row>
        <table:table-row table:style-name="ro1">
          <table:table-cell table:style-name="Default"/>
          <table:table-cell table:number-columns-repeated="4"/>
          <table:table-cell table:style-name="ce5" office:value-type="string" calcext:value-type="string">
            <text:p><text:s text:c="8"/>mergeSort(v, (meio + 1), fim);</text:p>
          </table:table-cell>
          <table:table-cell table:number-columns-repeated="2"/>
          <table:table-cell table:style-name="ce19" table:number-columns-repeated="3"/>
          <table:table-cell table:style-name="ce21"/>
          <table:table-cell table:style-name="ce19" table:number-columns-repeated="12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PASSO 6</text:p>
          </table:table-cell>
          <table:table-cell table:number-columns-repeated="4"/>
          <table:table-cell table:style-name="ce19"/>
          <table:table-cell table:style-name="ce20"/>
          <table:table-cell table:style-name="ce19"/>
          <table:table-cell table:number-columns-repeated="9"/>
        </table:table-row>
        <table:table-row table:style-name="ro1">
          <table:table-cell table:style-name="Default"/>
          <table:table-cell table:style-name="ce3" office:value-type="string" calcext:value-type="string">
            <text:p>PASSO 13</text:p>
          </table:table-cell>
          <table:table-cell/>
          <table:table-cell table:style-name="ce3" office:value-type="string" calcext:value-type="string">
            <text:p>PASSO 9</text:p>
          </table:table-cell>
          <table:table-cell table:number-columns-repeated="3"/>
          <table:table-cell table:style-name="ce1" office:value-type="string" calcext:value-type="string">
            <text:p>mergeSort(v, inicio, meio);</text:p>
          </table:table-cell>
          <table:table-cell table:number-columns-repeated="4"/>
          <table:table-cell table:style-name="ce19"/>
          <table:table-cell table:style-name="ce21"/>
          <table:table-cell table:style-name="ce19"/>
          <table:table-cell table:number-columns-repeated="9"/>
        </table:table-row>
        <table:table-row table:style-name="ro1">
          <table:table-cell table:style-name="Default"/>
          <table:table-cell table:style-name="ce1" office:value-type="string" calcext:value-type="string">
            <text:p>mergeSort(v, (meio + 1), fim);</text:p>
          </table:table-cell>
          <table:table-cell/>
          <table:table-cell table:style-name="ce1" office:value-type="string" calcext:value-type="string">
            <text:p>mergeSort(v, inicio, meio);</text:p>
          </table:table-cell>
          <table:table-cell/>
          <table:table-cell table:style-name="ce3" office:value-type="string" calcext:value-type="string">
            <text:p>PASSO 7</text:p>
          </table:table-cell>
          <table:table-cell/>
          <table:table-cell table:style-name="ce1" office:value-type="string" calcext:value-type="string">
            <text:p>mergeSort(v, 1, 1);</text:p>
          </table:table-cell>
          <table:table-cell table:number-columns-repeated="4"/>
          <table:table-cell table:style-name="ce19"/>
          <table:table-cell table:style-name="ce10"/>
          <table:table-cell table:style-name="ce19"/>
          <table:table-cell table:number-columns-repeated="9"/>
        </table:table-row>
        <table:table-row table:style-name="ro1">
          <table:table-cell table:style-name="Default"/>
          <table:table-cell table:style-name="ce1" office:value-type="string" calcext:value-type="string">
            <text:p>mergeSort(v, 2, 2);</text:p>
          </table:table-cell>
          <table:table-cell/>
          <table:table-cell table:style-name="ce1" office:value-type="string" calcext:value-type="string">
            <text:p>mergeSort(v, 1, 3);</text:p>
          </table:table-cell>
          <table:table-cell/>
          <table:table-cell table:style-name="ce1" office:value-type="string" calcext:value-type="string">
            <text:p>mergeSort(v, (meio + 1), fim);</text:p>
          </table:table-cell>
          <table:table-cell/>
          <table:table-cell table:style-name="ce7" office:value-type="string" calcext:value-type="string">
            <text:p><text:s text:c="4"/>If (1 &lt; 1){</text:p>
          </table:table-cell>
          <table:table-cell table:number-columns-repeated="4"/>
          <table:table-cell table:style-name="ce19"/>
          <table:table-cell table:style-name="ce10"/>
          <table:table-cell table:style-name="ce19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If (2 &lt; 2){</text:p>
          </table:table-cell>
          <table:table-cell/>
          <table:table-cell table:style-name="ce10" office:value-type="string" calcext:value-type="string">
            <text:p><text:s text:c="4"/>If (1 &lt; 3){</text:p>
          </table:table-cell>
          <table:table-cell/>
          <table:table-cell table:style-name="ce1" office:value-type="string" calcext:value-type="string">
            <text:p>mergeSort(v, 2, 2);</text:p>
          </table:table-cell>
          <table:table-cell/>
          <table:table-cell table:style-name="ce1" office:value-type="string" calcext:value-type="string">
            <text:p><text:s text:c="8"/>Meio = ((1 + 2) / 2);</text:p>
          </table:table-cell>
          <table:table-cell table:number-columns-repeated="4"/>
          <table:table-cell table:style-name="ce19"/>
          <table:table-cell table:style-name="ce10"/>
          <table:table-cell table:style-name="ce19"/>
          <table:table-cell table:number-columns-repeated="9"/>
        </table:table-row>
        <table:table-row table:style-name="ro1">
          <table:table-cell table:style-name="Default"/>
          <table:table-cell table:style-name="ce1" office:value-type="string" calcext:value-type="string">
            <text:p><text:s text:c="8"/>Meio = ((1 + 5) / 2);</text:p>
          </table:table-cell>
          <table:table-cell/>
          <table:table-cell table:style-name="ce1" office:value-type="string" calcext:value-type="string">
            <text:p><text:s text:c="8"/>Meio = ((1 + 3) / 2);</text:p>
          </table:table-cell>
          <table:table-cell/>
          <table:table-cell table:style-name="ce7" office:value-type="string" calcext:value-type="string">
            <text:p><text:s text:c="4"/>If (2 &lt; 2){</text:p>
          </table:table-cell>
          <table:table-cell/>
          <table:table-cell table:style-name="ce1" office:value-type="string" calcext:value-type="string">
            <text:p><text:s text:c="8"/>mergeSort(v, inicio, meio);</text:p>
          </table:table-cell>
          <table:table-cell table:number-columns-repeated="4"/>
          <table:table-cell table:style-name="ce19"/>
          <table:table-cell table:style-name="ce10"/>
          <table:table-cell table:style-name="ce19"/>
          <table:table-cell table:number-columns-repeated="9"/>
        </table:table-row>
        <table:table-row table:style-name="ro1">
          <table:table-cell table:style-name="Default"/>
          <table:table-cell table:style-name="ce1" office:value-type="string" calcext:value-type="string">
            <text:p><text:s text:c="8"/>mergeSort(v, inicio, meio);</text:p>
          </table:table-cell>
          <table:table-cell/>
          <table:table-cell table:style-name="ce1" office:value-type="string" calcext:value-type="string">
            <text:p><text:s text:c="8"/>mergeSort(v, inicio, meio);</text:p>
          </table:table-cell>
          <table:table-cell/>
          <table:table-cell table:style-name="ce1" office:value-type="string" calcext:value-type="string">
            <text:p><text:s text:c="8"/>Meio = ((1 + 7) / 2);</text:p>
          </table:table-cell>
          <table:table-cell table:number-columns-repeated="6"/>
          <table:table-cell table:style-name="ce19"/>
          <table:table-cell table:style-name="ce10"/>
          <table:table-cell table:style-name="ce19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ce5" office:value-type="string" calcext:value-type="string">
            <text:p><text:s text:c="8"/>mergeSort(v, (meio + 1), fim);</text:p>
          </table:table-cell>
          <table:table-cell/>
          <table:table-cell table:style-name="ce1" office:value-type="string" calcext:value-type="string">
            <text:p><text:s text:c="8"/>mergeSort(v, inicio, meio);</text:p>
          </table:table-cell>
          <table:table-cell table:number-columns-repeated="6"/>
          <table:table-cell table:style-name="ce19" table:number-columns-repeated="3"/>
          <table:table-cell table:number-columns-repeated="9"/>
        </table:table-row>
        <table:table-row table:style-name="ro1">
          <table:table-cell table:style-name="Default"/>
          <table:table-cell table:number-columns-repeated="11"/>
          <table:table-cell table:style-name="ce19" table:number-columns-repeated="3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PASSO 10</text:p>
          </table:table-cell>
          <table:table-cell/>
          <table:table-cell table:style-name="ce3" office:value-type="string" calcext:value-type="string">
            <text:p>PASSO 11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2"/>
          <table:table-cell table:style-name="ce1" office:value-type="string" calcext:value-type="string">
            <text:p>mergeSort(v, inicio, meio);</text:p>
          </table:table-cell>
          <table:table-cell/>
          <table:table-cell table:style-name="ce1" office:value-type="string" calcext:value-type="string">
            <text:p>mergeSort(v, inicio, meio);</text:p>
          </table:table-cell>
          <table:table-cell table:number-columns-repeated="7"/>
          <table:table-cell table:style-name="ce8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ce1" office:value-type="string" calcext:value-type="string">
            <text:p>mergeSort(v, 1, 2);</text:p>
          </table:table-cell>
          <table:table-cell/>
          <table:table-cell table:style-name="ce1" office:value-type="string" calcext:value-type="string">
            <text:p>mergeSort(v, 1, 1);</text:p>
          </table:table-cell>
          <table:table-cell table:number-columns-repeated="7"/>
          <table:table-cell table:style-name="ce1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ce10" office:value-type="string" calcext:value-type="string">
            <text:p><text:s text:c="4"/>If (1 &lt; 2){</text:p>
          </table:table-cell>
          <table:table-cell/>
          <table:table-cell table:style-name="ce7" office:value-type="string" calcext:value-type="string">
            <text:p><text:s text:c="4"/>If (1 &lt; 1){</text:p>
          </table:table-cell>
          <table:table-cell table:number-columns-repeated="7"/>
          <table:table-cell table:style-name="ce10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ce1" office:value-type="string" calcext:value-type="string">
            <text:p><text:s text:c="8"/>Meio = ((1 + 2) / 2);</text:p>
          </table:table-cell>
          <table:table-cell/>
          <table:table-cell table:style-name="ce1" office:value-type="string" calcext:value-type="string">
            <text:p><text:s text:c="8"/>Meio = ((1 + 2) / 2);</text:p>
          </table:table-cell>
          <table:table-cell table:number-columns-repeated="7"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8"/>mergeSort(v, inicio, meio);</text:p>
          </table:table-cell>
          <table:table-cell/>
          <table:table-cell table:style-name="ce1" office:value-type="string" calcext:value-type="string">
            <text:p><text:s text:c="8"/>mergeSort(v, inicio, meio);</text:p>
          </table:table-cell>
          <table:table-cell table:number-columns-repeated="7"/>
          <table:table-cell table:style-name="ce1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ce5" office:value-type="string" calcext:value-type="string">
            <text:p><text:s text:c="8"/>mergeSort(v, (meio + 1), fim);</text:p>
          </table:table-cell>
          <table:table-cell table:number-columns-repeated="9"/>
          <table:table-cell table:style-name="ce1"/>
          <table:table-cell table:number-columns-repeated="10"/>
        </table:table-row>
        <table:table-row table:style-name="ro1">
          <table:table-cell table:style-name="Default"/>
          <table:table-cell table:number-columns-repeated="4"/>
          <table:table-cell table:style-name="ce3" office:value-type="string" calcext:value-type="string">
            <text:p>PASSO 12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4"/>
          <table:table-cell table:style-name="ce1" office:value-type="string" calcext:value-type="string">
            <text:p>mergeSort(v, (meio + 1), fim);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4"/>
          <table:table-cell table:style-name="ce1" office:value-type="string" calcext:value-type="string">
            <text:p>mergeSort(v, 2, 2);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4"/>
          <table:table-cell table:style-name="ce7" office:value-type="string" calcext:value-type="string">
            <text:p><text:s text:c="4"/>If (2 &lt; 2){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4"/>
          <table:table-cell table:style-name="ce1" office:value-type="string" calcext:value-type="string">
            <text:p><text:s text:c="8"/>Meio = ((1 + 5) / 2);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4"/>
          <table:table-cell table:style-name="ce1" office:value-type="string" calcext:value-type="string">
            <text:p><text:s text:c="8"/>mergeSort(v, inicio, meio);</text:p>
          </table:table-cell>
          <table:table-cell table:number-columns-repeated="18"/>
        </table:table-row>
        <table:table-row table:style-name="ro1" table:number-rows-repeated="16">
          <table:table-cell table:style-name="Default"/>
          <table:table-cell table:number-columns-repeated="23"/>
        </table:table-row>
        <table:table-row table:style-name="ro1" table:number-rows-repeated="5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0:10:46.84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7:34:29.289019489</meta:creation-date>
    <dc:date>2018-03-27T12:34:33.302000000</dc:date>
    <meta:editing-duration>PT1H11M59S</meta:editing-duration>
    <meta:editing-cycles>13</meta:editing-cycles>
    <meta:generator>LibreOffice/5.3.0.3$Windows_X86_64 LibreOffice_project/7074905676c47b82bbcfbea1aeefc84afe1c50e1</meta:generator>
    <meta:document-statistic meta:table-count="1" meta:cell-count="98" meta:object-count="15"/>
  </office:meta>
</office:document-meta>
</file>